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ynaBeanTagSupport.DynaBeanTagSup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ynaBeanTagSupport.beforeSe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ynaBeanTagSupport.DynaBeanTagSupport( DynaBean dyna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BeanTagSupport.setContext( Jelly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ynaBeanTagSupport.setAttribute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BeanTagSupport.getAttributeTyp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ynaBeanTagSupport.getDyna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BeanTagSupport.setDynaBean( DynaBean dyna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